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36400001CD7D3222E51.svm"/>
  <manifest:file-entry manifest:media-type="" manifest:full-path="Pictures/2000000700004A36000021639FF0939E.svm"/>
  <manifest:file-entry manifest:media-type="" manifest:full-path="Pictures/200000070000492E0000208FEFD8A2B2.svm"/>
  <manifest:file-entry manifest:media-type="" manifest:full-path="Pictures/2000000700003F9100002E6921E75BD0.svm"/>
  <manifest:file-entry manifest:media-type="" manifest:full-path="Pictures/200000070000508400001E7E7E202A25.svm"/>
  <manifest:file-entry manifest:media-type="" manifest:full-path="Pictures/2000000700004FB000001EE832C2B65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.0835in" fo:margin-bottom="0in" fo:line-height="138%" style:writing-mode="lr-tb"/>
      <style:text-properties fo:font-variant="normal" fo:text-transform="none" fo:color="#434343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.0835in" fo:margin-bottom="0in" fo:line-height="138%" style:writing-mode="lr-tb"/>
      <style:text-properties style:font-name="Arial" fo:font-size="14pt" style:font-size-asian="14pt" style:font-size-complex="14pt"/>
    </style:style>
    <style:style style:name="T1" style:family="text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434343" style:text-line-through-style="none" style:font-name="Open Sans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434343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434343" style:text-line-through-style="none" fo:font-size="14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434343" style:text-line-through-style="none" fo:font-size="14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434343" style:text-line-through-style="none" style:font-name="Arial" fo:font-size="14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434343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8" style:family="text">
      <style:text-properties fo:font-variant="normal" fo:text-transform="none" fo:color="#434343" style:text-line-through-style="none" style:font-name="Arial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434343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434343" style:text-line-through-style="none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97a7" style:text-line-through-style="none" style:font-name="Open Sans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T12" style:family="text">
      <style:text-properties fo:font-variant="normal" fo:text-transform="none" fo:color="#0097a7" style:text-line-through-style="none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T13" style:family="text">
      <style:text-properties fo:font-variant="normal" fo:text-transform="none" fo:color="#0097a7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T14" style:family="text">
      <style:text-properties fo:font-variant="normal" fo:text-transform="none" fo:color="#0097a7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T15" style:family="text">
      <style:text-properties fo:font-variant="normal" fo:text-transform="none" fo:color="#0097a7" style:text-line-through-style="none" style:font-name="Arial" fo:font-style="normal" style:text-underline-style="solid" style:text-underline-width="auto" style:text-underline-color="font-color" fo:font-weight="normal" style:text-blinking="false" fo:background-color="transparent"/>
    </style:style>
    <style:style style:name="T16" style:family="text">
      <style:text-properties style:font-name="Arial"/>
    </style:style>
    <style:style style:name="T17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gráficos1" text:anchor-type="paragraph" svg:x="0in" svg:y="-0.7874in" svg:width="6.9252in" svg:height="2.6217in" draw:z-index="5"><draw:image xlink:href="Pictures/200000070000508400001E7E7E202A25.svm" xlink:type="simple" xlink:show="embed" xlink:actuate="onLoad"/></draw:frame><text:bookmark text:name="docs-internal-guid-b8de3abf-7fff-9e2d-14e5-bcb57fb287e7"/>En Opera (o cualquier browser sin VPN) debemos consultar nuestra dirección IP pública y anotar. </text:p>
      <text:p text:style-name="P1"/>
      <text:p text:style-name="P1"/>
      <text:p text:style-name="P1"/>
      <text:p text:style-name="P1"/>
      <text:p text:style-name="P3"><draw:frame draw:style-name="fr1" draw:name="gráficos2" text:anchor-type="paragraph" svg:width="6.9252in" svg:height="2.6862in" draw:z-index="0"><draw:image xlink:href="Pictures/2000000700004FB000001EE832C2B652.svm" xlink:type="simple" xlink:show="embed" xlink:actuate="onLoad"/></draw:frame><text:bookmark text:name="docs-internal-guid-2beb2cb5-7fff-d68d-8cc2-fcd7ef45c7b7"/><text:span text:style-name="T9">En Opera con </text:span><text:span text:style-name="T10">VPN activada</text:span><text:span text:style-name="T3"> </text:span><text:span text:style-name="T9">debemos consultar nuestra ip y consultar su geolocalización (podemos hacerlo desde la página cual es mi IP) y anotar. </text:span></text:p>
      <text:p text:style-name="P1"/>
      <text:p text:style-name="P1"/>
      <text:p text:style-name="P1"/>
      <text:p text:style-name="P1"><draw:frame draw:style-name="fr2" draw:name="gráficos3" text:anchor-type="paragraph" svg:width="6.7925in" svg:height="2.9071in" draw:z-index="1"><draw:image xlink:href="Pictures/200000070000436400001CD7D3222E51.svm" xlink:type="simple" xlink:show="embed" xlink:actuate="onLoad"/></draw:frame><text:bookmark text:name="docs-internal-guid-42412fcb-7fff-30b0-d99b-f353c2197e2b"/><text:soft-page-break/><text:span text:style-name="T9">Con Tor y su red activada, debemos consultar nuestra ip y consultar la localización de la misma</text:span> </text:p>
      <text:p text:style-name="P1"/>
      <text:p text:style-name="P1"/>
      <text:p text:style-name="P1"/>
      <text:p text:style-name="P1"><text:bookmark text:name="docs-internal-guid-8d5b1d34-7fff-b7ba-e9b3-c1cca7c70f95"/><text:span text:style-name="T9">A)¿Las ip públicas son las mismas? ¿por qué?</text:span> </text:p>
      <text:p text:style-name="P1">No, ya que el proxy y el vpn cambian mi ip</text:p>
      <text:p text:style-name="P1"/>
      <text:p text:style-name="Standard"><text:bookmark text:name="docs-internal-guid-843dfe4d-7fff-5e49-fa4e-5c83739a9a6d"/><text:span text:style-name="T7">B)Sin utilizar la VPN puedes ver el siguiente </text:span><text:a xlink:type="simple" xlink:href="https://www.youtube.com/watch?v=6_kh4RsBjbI&amp;ab_channel=ZiggoSport" text:style-name="Internet_20_link" text:visited-style-name="Visited_20_Internet_20_Link"><text:span text:style-name="T14">video</text:span></text:a><text:span text:style-name="T7">? Ahora activala e intenta verlo, ¿que es lo que sucedió?¿Por qué?</text:span><text:span text:style-name="T17"> </text:span></text:p>
      <text:p text:style-name="P1">No. Con vpn si se puede ver porque esta sortea el bloqueo.</text:p>
      <text:p text:style-name="P1"/>
      <text:p text:style-name="P2"><text:bookmark text:name="docs-internal-guid-2f4f267b-7fff-2cdc-7717-03ac33e2f665"/>c)Utilizando Tor ¿pudimos localizar la IP ?  </text:p>
      <text:p text:style-name="P1">Si, pero es la ip de otro pai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<text:bookmark text:name="docs-internal-guid-c9a7ef99-7fff-5226-b39f-171548338788"/><text:span text:style-name="T9">En Opera</text:span><text:span text:style-name="T3"> </text:span><text:span text:style-name="T10">sin VPN</text:span><text:span text:style-name="T3"> </text:span><text:span text:style-name="T9">debemos consultar nuestra velocidad de subida, bajada y el ping, anotar estos valores.</text:span></text:p>
      <text:p text:style-name="P1"/>
      <text:p text:style-name="P1"><draw:frame draw:style-name="fr1" draw:name="gráficos4" text:anchor-type="paragraph" svg:width="6.9252in" svg:height="3.1154in" draw:z-index="2"><draw:image xlink:href="Pictures/2000000700004A36000021639FF0939E.svm" xlink:type="simple" xlink:show="embed" xlink:actuate="onLoad"/></draw:frame></text:p>
      <text:p text:style-name="P1"/>
      <text:p text:style-name="P1"/>
      <text:p text:style-name="P1"><text:bookmark text:name="docs-internal-guid-d062504e-7fff-9f2a-da26-6e4d15386c3d"/><text:span text:style-name="T9">En Opera con </text:span><text:span text:style-name="T10">VPN activada</text:span><text:span text:style-name="T3"> </text:span><text:span text:style-name="T9">debemos consular nuestra velocidad de subida, bajada y el ping, anotando estos valores. </text:span></text:p>
      <text:p text:style-name="P1"/>
      <text:p text:style-name="P1"/>
      <text:p text:style-name="P1"><draw:frame draw:style-name="fr1" draw:name="gráficos5" text:anchor-type="paragraph" svg:width="6.9252in" svg:height="3.0807in" draw:z-index="3"><draw:image xlink:href="Pictures/200000070000492E0000208FEFD8A2B2.svm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text:bookmark text:name="docs-internal-guid-62badc29-7fff-c2e8-7d96-15d32fa7a335"/><text:span text:style-name="T9">Con </text:span><text:span text:style-name="T10">Tor y su red activada</text:span><text:span text:style-name="T9">, debemos consultar nuestra velocidad de subida, bajada y el ping, anotando estos valores.</text:span> </text:p>
      <text:p text:style-name="P1"/>
      <text:p text:style-name="P1"><draw:frame draw:style-name="fr3" draw:name="gráficos6" text:anchor-type="paragraph" svg:x="-0.189in" svg:y="0in" svg:width="6.4071in" svg:height="4.678in" draw:z-index="4"><draw:image xlink:href="Pictures/2000000700003F9100002E6921E75BD0.svm" xlink:type="simple" xlink:show="embed" xlink:actuate="onLoad"/></draw:frame><text:soft-page-break/></text:p>
      <text:p text:style-name="P1"/>
      <text:p text:style-name="P1"/>
      <text:p text:style-name="P1"><text:bookmark text:name="docs-internal-guid-d0ed96fc-7fff-24b0-6a43-1ccde705cad7"/><text:span text:style-name="T9">1)¿Las velocidades en los test son diferentes? ¿Por qué crees que sucede esto?</text:span> </text:p>
      <text:p text:style-name="P1"/>
      <text:p text:style-name="P1">La vpn y el proxy hacen que la velocidad sea mas lenta.</text:p>
      <text:p text:style-name="P1"/>
      <text:p text:style-name="P1"/>
      <text:p text:style-name="P1"><text:span text:style-name="T9">2)¿Que significa el valor del ping?</text:span> </text:p>
      <text:p text:style-name="P1">Es el tiempo exacto que tarda en transmitirse un paquete dentro de la red </text:p>
      <text:p text:style-name="P1"/>
      <text:p text:style-name="P1"><text:bookmark text:name="docs-internal-guid-6df51e62-7fff-3f16-4bf9-cdce85e7f652"/><text:span text:style-name="T9">3)El valor del ping, ¿varia entre las diferentes opciones? ¿Por qué?</text:span> </text:p>
      <text:p text:style-name="P1">Si, por lo comentado en la primera pregu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 </meta:initial-creator>
    <meta:creation-date>2022-07-06T19:45:24.20</meta:creation-date>
    <meta:document-statistic meta:table-count="0" meta:image-count="6" meta:object-count="0" meta:page-count="5" meta:paragraph-count="18" meta:word-count="240" meta:character-count="1364"/>
    <dc:date>2022-07-06T20:19:57.94</dc:date>
    <dc:creator>ju </dc:creator>
    <meta:editing-duration>PT4M9S</meta:editing-duration>
    <meta:editing-cycles>1</meta:editing-cycles>
    <meta:generator>OpenOffice/4.1.7$Win32 OpenOffice.org_project/417m1$Build-9800</meta:generator>
  </office:meta>
</office:document-meta>
</file>